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line-through-style="solid" style:text-underline-style="none"/>
    </style:style>
    <style:style style:name="T5" style:family="text">
      <style:text-properties style:text-line-through-style="none" style:text-underline-style="none"/>
    </style:style>
    <style:style style:name="T6" style:family="text">
      <style:text-properties style:text-line-through-style="none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21_3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2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Jews--Dietary Law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5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For Parashat Shemini/</text:p>
      <text:p text:style-name="P7">about the prohibition of eating oysters./</text:p>
      <text:p text:style-name="P6">[Note: The number "134" is written in pencil and circled in the top right corner of the page.]</text:p>
      <text:p text:style-name="P6"/>
      <text:p text:style-name="P6">[Page 1]</text:p>
      <text:p text:style-name="P6">I have no wish to animadvert on the actions of any/ of my hearers. <text:s/>They who knowingly feed upon objects,/ which the Mosaic code forbids, and still claim to be/ the adherents of that legislation, need not be shown/ the inconsistency. <text:s/>It rests with themselves to reconcile/ their habitual practice with their avowed professions./ <text:s/>But I have heard that among my brethren some fall/ short in their obedience to the dietary laws, and believe/ they do not violate any of the injunctions set forth in/ the lessons of Leviticus we have recited this Sabbath./ <text:s/>Those of my coreligionists I would fain afford some information/ which may correct an error of judgment, and be the means/ of preventing further transgressions./</text:p>
      <text:p text:style-name="P6">I observe that the sentence, which prohibits Israelites to eat/ of certain fishes, employs various expressions to <text:span text:style-name="T2">apparently</text:span><text:span text:style-name="T3">/ signify the same ordinance. <text:s/>It reads as follows: [Hebrew]/ [Hebrew] "All that have not fins and scales/ in seas and in rivers" [Hebrew] "of all that move in the/ water" [Hebrew] "And of all living things that/ are in the water" [Hebrew] "they are an abomination to you."/</text:span></text:p>
      <text:p text:style-name="P6"><text:span text:style-name="T3"/></text:p>
      <text:p text:style-name="P6"><text:span text:style-name="T3">[Page 2]</text:span></text:p>
      <text:p text:style-name="P6"><text:soft-page-break/><text:span text:style-name="T3">A slight reflection will bring home to our minds the/ conviction that the seemingly unnecessary repetition was/ intended to explain </text:span><text:span text:style-name="T4">il</text:span><text:span text:style-name="T5"> in all its bearings the design of the/ legislator. <text:s/>We are first told that the Hebrew people/ must <text:s/>consider as loathsome for food any fish found in/ large bodies of water, lacking the requisite marks just-/-named. <text:s/>But lest persons argue that only such creatures/ are meant by the statutes, which enable us by their size/ to perceive whether they are deficient of the prescribed signs,/ and that whatever is so small as to render it impossible/ for us to ascertain its exact conformation, cannot be under-/-stood as pertaining to that nomenclature; in other words; lest/ persons permit themselves diminutive creatures with which/ lakes and ponds abounded; the sentence next cautions us against/ partaking of anything that moves in the water, whether/ it be of huge or of little dimension, until we have positively/ learnt that it possesses the required tokens./</text:span></text:p>
      <text:p text:style-name="P6"><text:span text:style-name="T5">So far the Bible extended its prohibition to every kind of/ acquatic[sic!] animals inhabiting the water, and wanting of/ fins and scales. <text:s/>But there exists in nature creatures/ that do not necessarily abide or move in water, yet they/ will not thrive except in places where water flows./</text:span></text:p>
      <text:p text:style-name="P6"><text:span text:style-name="T5"/></text:p>
      <text:p text:style-name="P6"><text:span text:style-name="T5">[Page 3]</text:span></text:p>
      <text:p text:style-name="P6"><text:span text:style-name="T5">To that nature we may consider to belong that </text:span><text:span text:style-name="T4">beb</text:span><text:span text:style-name="T5"> being/ furnished with a bivalve shell, and known by the name of </text:span><text:span text:style-name="T6">oyster</text:span><text:span text:style-name="T5">./ <text:s/>Has the Mosaic code left any direction applicable to its case?/ <text:s/>Is it included in the family of fishes and forbidden, or excluded/ from it and permitted? <text:s/>I believe that our Bible has been/ very explicit concerning it, when it stated in the last part/ of our sentence "any living thing which </text:span><text:span text:style-name="T6">is in</text:span><text:span text:style-name="T5"> the water, shall/ be an abomination unto you." <text:s/>I shall not now/ launch into a disquisition touching the character of the/ aforenamed creature. <text:s/>Naturalists have differed widely with/ regard to it, and it would be presumption on my part to treat/ the subject </text:span><text:span text:style-name="T4">on</text:span><text:span text:style-name="T5"> from a scientific point of view. <text:s/>I know that while/ some have confidently asserted that the oyster is motionless,/ and that it adheres with tenacity solely to stones and rocks/ by the water, others have brought forth their observations and/ experience as proofs that it is endowed with locomotion, and/ it has the power of throwing itself backwards and forwards in/ the water by sudden jerks. <text:s/>To me the words of/ Holy Writ are amply sufficient for the rejection of that/ animal for our aliment. <text:s/>Because it clearly comes in the/ category of </text:span><text:span text:style-name="T6">living things which are in the water</text:span><text:span text:style-name="T5">, and which Moses/ declared unfit for the use of Israelites, by an emphatic repetition/</text:span></text:p>
      <text:p text:style-name="P6"><text:span text:style-name="T5"/></text:p>
      <text:p text:style-name="P6"><text:span text:style-name="T5">[Page 4]</text:span></text:p>
      <text:p text:style-name="P6"><text:span text:style-name="T5">in general terms of the ordinance at issue. <text:s/>"Whatever has/ no fins and scales in the water, that shall be an abomination/ unto you." <text:s/>But aside from the plain/ unvarnished words of the text, tradition, I think, has a right/ to be consulted in the premises. <text:s/>I say in the present instance,/ as in all other instances; a practice which has been uni-/-versally accepted among Hebrew communities, bears with/ it the stamp of high authority. <text:s/>Now: I have not once/ read or heard that Jews observant of the ancestral religion deem/ it lawful to feed on shell-fish; nor have I ever seen,/ save in cases of rapidly failing health, a consistent Israelite/ act as if he regarded the eating of oysters quite permissible./ <text:s/>So perfect a conformity to the observance among our coreligio-/-nists dispersed in innumerable countries, could not have/ been brought about except by oral </text:span><text:span text:style-name="T4">tradition</text:span><text:span text:style-name="T5"> instruction from father/ to son. <text:s/>This is not denied by the teachers of the/ new school. <text:s/>Their preaching that we may freely sa-/-tisfy our appetites with whatsoever nature</text:span><text:span text:style-name="T4">d</text:span><text:span text:style-name="T5"> created for/ food, does not emanate from any objection to the traditio-/-nal rendering of our text, but from an aversion against all/</text:span></text:p>
      <text:p text:style-name="P6"><text:span text:style-name="T5"/></text:p>
      <text:p text:style-name="P6"><text:span text:style-name="T5">[Page 5]</text:span></text:p>
      <text:p text:style-name="P6"><text:span text:style-name="T5">ceremonial laws. <text:s/>They desire to abrogate the statutes we/ have perused this morning in Leviticus, on the same principle/ by which the disciples of another creed were guided, when they/ wrote. <text:s/>"There is nothing from without a man, which entering into/ him, can defile him." <text:s/>But I direct my words to men/ and women, who have not cast off the salutary yoke of the/ law. <text:s/>I speak to Hebrews who have not made common cause with/ the changelings, but who still believe that what the son of/ Amram </text:span><text:soft-page-break/><text:span text:style-name="T5">proclaimed an abomination, </text:span><text:span text:style-name="T6">does</text:span><text:span text:style-name="T5"> defile the soul. <text:s/>Them/ do I exhort to exercise some self-restraint which cannot fail/ to be beneficial to the moral as well as to the spiritual weal of/ their offspring. <text:s/>To them I say: you have hitherto been noted/ for your attachment to the precepts, be not now inveigled by/ specious reasonings. <text:s/>Let not your houses heretofore kept Jewishly/ be defiled; let not your table formerly free from pollution be/ sullied, by presenting thereon to your children and guests what/ the Mosaic code prohibits. <text:s/>The ordinance I have urged is not/ simply a Rabbinical fence to prevent trespassing on the written law,/ but a prescription obviously deducible from the text. <text:s/>Act then/ consistently. <text:s/></text:span><text:span text:style-name="T4">Continue</text:span><text:span text:style-name="T5"> Put not a stumbling block in the way of/ the rising generation. <text:s/>Continue to prove the light, and they will/ also "keep the </text:span><text:span text:style-name="T4">commandments</text:span><text:span text:style-name="T5"> precepts, the statutes and ordinances commanded to our/ fathers."/</text:span></text:p>
      <text:p text:style-name="P6"><text:span text:style-name="T5"/></text:p>
      <text:p text:style-name="P6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23T12:24:20.07</meta:creation-date>
    <meta:document-statistic meta:table-count="0" meta:image-count="0" meta:object-count="0" meta:page-count="4" meta:paragraph-count="76" meta:word-count="1261" meta:character-count="7810"/>
    <dc:date>2012-05-23T13:49:11.12</dc:date>
    <dc:creator>Penn Libraries</dc:creator>
    <meta:editing-duration>PT00H08M29S</meta:editing-duration>
    <meta:editing-cycles>1</meta:editing-cycles>
    <meta:generator>OpenOffice.org/3.2$Win32 OpenOffice.org_project/320m12$Build-9483</meta:generator>
  </office:meta>
</office:document-meta>
</file>